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</style:style>
    <style:style style:name="gr5" style:family="graphic" style:parent-style-name="objectwithoutfill">
      <style:graphic-properties draw:stroke="solid" svg:stroke-width="0.1cm" draw:marker-start="" draw:marker-start-width="0.35cm" draw:marker-end="Pontas_20_das_20_setas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draw:marker-start-width="0.35cm" draw:marker-end="Pontas_20_das_20_setas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1cm" svg:height="1cm" svg:x="0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2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3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0.5cm" svg:y="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.5cm" svg:y="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2.5cm" svg:y="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cm" svg:y="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2cm" svg:y="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.5cm" svg:y="0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Padrão">
        <draw:custom-shape draw:style-name="gr2" draw:text-style-name="P1" draw:layer="layout" svg:width="3cm" svg:height="3cm" svg:x="0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cm" svg:height="2cm" svg:x="1.5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1cm" svg:height="1cm" svg:x="0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2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3cm" svg:y="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0.5cm" svg:y="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.5cm" svg:y="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2.5cm" svg:y="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cm" svg:y="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2cm" svg:y="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cm" svg:height="1cm" svg:x="1.5cm" svg:y="0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3" draw:style-name="dp1" draw:master-page-name="Padrão">
        <draw:custom-shape draw:style-name="gr1" draw:text-style-name="P1" draw:layer="layout" svg:width="1cm" svg:height="1cm" svg:x="1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3cm" svg:x="0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1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cm" svg:height="4cm" svg:x="0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2" draw:layer="measurelines" svg:width="1.889cm" svg:height="0.645cm" svg:x="2.611cm" svg:y="0.355cm">
          <draw:text-box>
            <text:p><text:span text:style-name="T1">Ponta</text:span></text:p>
          </draw:text-box>
        </draw:frame>
        <draw:path draw:style-name="gr5" draw:text-style-name="P1" draw:layer="measurelines" svg:width="0.772cm" svg:height="0.315cm" draw:transform="rotate (2.29248997249412) translate (2.66671217358931cm 0.70530934675505cm)" svg:viewBox="0 0 773 316" svg:d="m0 3383c69 14 148-2 196-56 40-46 95-76 154-92 67-19 139-15 204-40 56-22 100-67 159-80l49-30 11-13">
          <text:p/>
        </draw:path>
      </draw:page>
      <draw:page draw:name="page4" draw:style-name="dp1" draw:master-page-name="Padrão">
        <draw:custom-shape draw:style-name="gr1" draw:text-style-name="P1" draw:layer="layout" svg:width="1cm" svg:height="1cm" svg:x="1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3cm" svg:x="0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1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cm" svg:height="4cm" svg:x="0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measurelines" svg:width="3cm" svg:height="3cm" svg:x="1cm" svg:y="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2" draw:layer="measurelines" svg:width="1.889cm" svg:height="0.645cm" svg:x="2.611cm" svg:y="1cm">
          <draw:text-box>
            <text:p><text:span text:style-name="T1">Ponta</text:span></text:p>
          </draw:text-box>
        </draw:frame>
        <draw:path draw:style-name="gr7" draw:text-style-name="P1" draw:layer="measurelines" svg:width="0.661cm" svg:height="0.68cm" draw:transform="rotate (-3.01889600717521) translate (3.13935398994825cm 2.21793767772328cm)" svg:viewBox="0 0 662 681" svg:d="m0-4490c107-15 217-33 300-119 77-80 130-170 179-263 47-88 53-205 143-268l40-31">
          <text:p/>
        </draw:path>
      </draw:page>
      <draw:page draw:name="page5" draw:style-name="dp1" draw:master-page-name="Padrão">
        <draw:custom-shape draw:style-name="gr1" draw:text-style-name="P1" draw:layer="layout" svg:width="1cm" svg:height="1cm" svg:x="1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3cm" svg:x="0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1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measurelines" svg:width="3cm" svg:height="3cm" svg:x="1cm" svg:y="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measurelines" svg:width="3cm" svg:height="3cm" svg:x="0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Padrão">
        <draw:custom-shape draw:style-name="gr1" draw:text-style-name="P1" draw:layer="layout" svg:width="1cm" svg:height="1cm" svg:x="1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3cm" svg:x="0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1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measurelines" svg:width="3cm" svg:height="3cm" svg:x="1cm" svg:y="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measurelines" svg:width="3cm" svg:height="3cm" svg:x="0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measurelines" svg:width="2cm" svg:height="2cm" svg:x="1cm" svg:y="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Padrão">
        <draw:custom-shape draw:style-name="gr6" draw:text-style-name="P1" draw:layer="layout" svg:width="3cm" svg:height="3cm" svg:x="1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0cm" svg:y="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1cm" svg:x="1cm" svg:y="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1cm" svg:x="2cm" svg:y="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1cm" svg:x="3cm" svg:y="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0.5cm" svg:y="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1cm" svg:x="1.5cm" svg:y="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1cm" svg:x="2.5cm" svg:y="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1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cm" svg:height="1cm" svg:x="2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1.5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custom-shape draw:style-name="gr1" draw:text-style-name="P1" draw:layer="layout" svg:width="4cm" svg:height="4cm" svg:x="0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Padrão">
        <draw:custom-shape draw:style-name="gr1" draw:text-style-name="P1" draw:layer="layout" svg:width="2cm" svg:height="2cm" svg:x="1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0cm" svg:y="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2cm" svg:y="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Pontas_20_das_20_setas_20_1" draw:display-name="Pontas das seta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latão </meta:initial-creator>
    <meta:creation-date>2011-04-22T19:06:54</meta:creation-date>
    <dc:date>2011-04-24T11:18:21</dc:date>
    <dc:creator>Platão </dc:creator>
    <meta:editing-duration>PT02H25M52S</meta:editing-duration>
    <meta:editing-cycles>8</meta:editing-cycles>
    <meta:generator>BrOffice.org/3.2$Linux OpenOffice.org_project/320m19$Build-9505</meta:generator>
    <meta:document-statistic meta:object-count="63"/>
  </office:meta>
</office:document-meta>
</file>